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6e76" officeooo:paragraph-rsid="001d6e76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Welcome to L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1:48:48.081510000</meta:creation-date>
    <dc:date>2014-10-22T11:51:21.0169980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2.6.3$MacOSX_x86 LibreOffice_project/3fd416d4c6db7d3204c17ce57a1d70f6e531ee21</meta:generator>
  </office:meta>
</office:document-meta>
</file>